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cm" svg:y1="4.5cm" svg:x2="7.1cm" svg:y2="4.5cm">
          <text:p/>
        </draw:line>
        <draw:frame draw:style-name="gr2" draw:text-style-name="P2" draw:layer="layout" svg:width="4.1cm" svg:height="1.521cm" svg:x="14cm" svg:y="4cm">
          <draw:text-box>
            <text:p><text:span text:style-name="T1">B = softmax(A)</text:span></text:p>
          </draw:text-box>
        </draw:frame>
        <draw:frame draw:style-name="gr3" draw:text-style-name="P2" draw:layer="layout" svg:width="2.1cm" svg:height="1cm" svg:x="3cm" svg:y="4cm">
          <draw:text-box>
            <text:p><text:span text:style-name="T1"><text:s/></text:span><text:span text:style-name="T1">A</text:span></text:p>
          </draw:text-box>
        </draw:frame>
        <draw:frame draw:style-name="gr4" draw:text-style-name="P4" draw:layer="layout" svg:width="1.6cm" svg:height="1.256cm" svg:x="6.6cm" svg:y="4.1cm">
          <draw:text-box>
            <text:p text:style-name="P3"><text:span text:style-name="T2">x</text:span></text:p>
          </draw:text-box>
        </draw:frame>
        <draw:custom-shape draw:style-name="gr5" draw:text-style-name="P6" draw:layer="layout" svg:width="3.8cm" svg:height="3.809cm" svg:x="7.1cm" svg:y="2.491cm">
          <text:p text:style-name="P5"><text:span text:style-name="T3">soft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875cm" svg:y1="4.4cm" svg:x2="13.975cm" svg:y2="4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27:06.229751764</dc:date>
    <meta:editing-duration>PT22M25S</meta:editing-duration>
    <meta:editing-cycles>22</meta:editing-cycles>
    <meta:generator>LibreOffice/6.4.5.2$Linux_X86_64 LibreOffice_project/40$Build-2</meta:generator>
    <meta:document-statistic meta:object-count="6"/>
  </office:meta>
</office:document-meta>
</file>